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TypeMappings.forAnnotationType( Class &lt; ? extends Annotation &gt; annotationType , AnnotationFilter annotation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Mappings.addMetaAnnotationsToQueue( Deque &lt; AnnotationTypeMapping &gt; queue , AnnotationTypeMapping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nnotationTypeMappings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.get(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.createMappings(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Mappings.addIfPossible( Deque &lt; AnnotationTypeMapping &gt; queue , @ Nullable AnnotationTypeMapping source , Class &lt; ? extends Annotation &gt; annotationType , @ Nullable Annotation an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TypeMappings.isAlreadyMapped( AnnotationTypeMapping source , Annotation meta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TypeMapping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Mappings.AnnotationTypeMappings( RepeatableContainers repeatableContainers , AnnotationFilter filter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TypeMappings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Mappings.addIfPossible( Deque &lt; AnnotationTypeMapping &gt; queue , AnnotationTypeMapping source , Annotation an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TypeMappings.forAnnotationType( Class &lt; ? extends Annotation &gt; annotationType , RepeatableContainers repeatableContainers , AnnotationFilter annotation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TypeMappings.forAnnotationType(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.Cache( RepeatableContainers repeatableContainers , Annotation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TypeMappings.addAllMappings( Class &lt; ? extends Annotation &gt; annotatio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TypeMappings.isMappable( AnnotationTypeMapping source , @ Nullable Annotation meta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